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Dialogs/Standard/dialog-lb.xml" manifest:media-type="text/xml"/>
  <manifest:file-entry manifest:full-path="Dialogs/Publishing/selectMenu.xml" manifest:media-type="text/xml"/>
  <manifest:file-entry manifest:full-path="Dialogs/Publishing/dialog-lb.xml" manifest:media-type="text/xml"/>
  <manifest:file-entry manifest:full-path="Dialogs/dialog-lc.xml" manifest:media-type="text/xml"/>
  <manifest:file-entry manifest:full-path="Basic/Standard/script-lb.xml" manifest:media-type="text/xml"/>
  <manifest:file-entry manifest:full-path="Basic/Publishing/journals.xml" manifest:media-type="text/xml"/>
  <manifest:file-entry manifest:full-path="Basic/Publishing/Indd.xml" manifest:media-type="text/xml"/>
  <manifest:file-entry manifest:full-path="Basic/Publishing/Toolbars.xml" manifest:media-type="text/xml"/>
  <manifest:file-entry manifest:full-path="Basic/Publishing/Hyphenations.xml" manifest:media-type="text/xml"/>
  <manifest:file-entry manifest:full-path="Basic/Publishing/unusedStyles.xml" manifest:media-type="text/xml"/>
  <manifest:file-entry manifest:full-path="Basic/Publishing/CleanManualFormat.xml" manifest:media-type="text/xml"/>
  <manifest:file-entry manifest:full-path="Basic/Publishing/Dialogs.xml" manifest:media-type="text/xml"/>
  <manifest:file-entry manifest:full-path="Basic/Publishing/makeUpToolbar.xml" manifest:media-type="text/xml"/>
  <manifest:file-entry manifest:full-path="Basic/Publishing/script-lb.xml" manifest:media-type="text/xml"/>
  <manifest:file-entry manifest:full-path="Basic/Publishing/Documents.xml" manifest:media-type="text/xml"/>
  <manifest:file-entry manifest:full-path="Basic/Publishing/Bookmark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script-lc.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Heading_20_1">
      <style:text-properties style:font-name="Liberation Serif" officeooo:paragraph-rsid="02d82664" style:text-scale="99%"/>
    </style:style>
    <style:style style:name="P29" style:family="paragraph" style:parent-style-name="Heading_20_1" style:master-page-name="Landscape">
      <style:paragraph-properties style:page-number="auto"/>
      <style:text-properties style:font-name="Liberation Serif" style:text-underline-style="solid" style:text-underline-type="double" style:text-underline-width="auto" style:text-underline-color="font-color"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ent-style-name="Standard" style:list-style-name="L1">
      <style:text-properties style:font-name="Liberation Serif"/>
    </style:style>
    <style:style style:name="P35" style:family="paragraph" style:parent-style-name="Table_20_Contents" style:list-style-name="L1">
      <style:text-properties style:font-name="Liberation Serif" officeooo:rsid="02ed919d" officeooo:paragraph-rsid="02eda724"/>
    </style:style>
    <style:style style:name="P36" style:family="paragraph" style:parent-style-name="Table_20_Contents" style:list-style-name="L2">
      <style:paragraph-properties fo:text-align="start" style:justify-single-word="false"/>
      <style:text-properties style:font-name="Liberation Serif" officeooo:paragraph-rsid="02eda724"/>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1802456398" text:style-name="P29" text:outline-level="1"/>
      <text:h xml:id="id2189943771" text:style-name="P28"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 text:c="7"/></text:p>
          </table:table-cell>
          <table:table-cell table:style-name="Таблица3.A1" office:value-type="string">
            <text:p text:style-name="P5"><draw:control text:anchor-type="as-char" svg:y="-4mm" draw:z-index="5" draw:name="Фигура1" draw:style-name="gr1" draw:text-style-name="P37" svg:width="63.47mm" svg:height="5.95mm" draw:control="control6"/><text:s text:c="7"/></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 text:c="7"/></text:p>
          </table:table-cell>
          <table:table-cell table:style-name="Таблица3.A1" office:value-type="string">
            <text:p text:style-name="P5"><draw:control text:anchor-type="as-char" svg:y="-4mm" draw:z-index="6" draw:name="Фигура1" draw:style-name="gr1" draw:text-style-name="P37" svg:width="63.47mm" svg:height="5.95mm" draw:control="control7"/><text:s text:c="7"/></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 text:c="7"/></text:p>
          </table:table-cell>
          <table:table-cell table:style-name="Таблица3.A1" office:value-type="string">
            <text:p text:style-name="P5"><draw:control text:anchor-type="as-char" svg:y="-4mm" draw:z-index="7" draw:name="Фигура1" draw:style-name="gr1" draw:text-style-name="P37" svg:width="63.47mm" svg:height="5.95mm" draw:control="control8"/><text:s text:c="7"/></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 text:c="7"/></text:p>
          </table:table-cell>
          <table:table-cell table:style-name="Таблица3.A1" office:value-type="string">
            <text:p text:style-name="P5"><draw:control text:anchor-type="as-char" svg:y="-4mm" draw:z-index="8" draw:name="Фигура1" draw:style-name="gr1" draw:text-style-name="P37" svg:width="63.47mm" svg:height="5.95mm" draw:control="control9"/><text:s text:c="7"/></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 text:c="7"/></text:p>
          </table:table-cell>
          <table:table-cell table:style-name="Таблица3.A1" office:value-type="string">
            <text:p text:style-name="P5"><draw:control text:anchor-type="as-char" svg:y="-4mm" draw:z-index="9" draw:name="Фигура1" draw:style-name="gr1" draw:text-style-name="P37" svg:width="63.47mm" svg:height="5.95mm" draw:control="control10"/><text:s text:c="7"/></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s text:c="5"/></text:p>
          </table:table-cell>
          <table:table-cell table:style-name="Таблица3.A1" office:value-type="string">
            <text:p text:style-name="P7"><draw:control text:anchor-type="as-char" svg:y="-4mm" draw:z-index="11" draw:name="Фигура1" draw:style-name="gr1" draw:text-style-name="P37" svg:width="63.47mm" svg:height="5.95mm" draw:control="control12"/><text:s text:c="5"/></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0"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885915848" text:style-name="L1">
              <text:list-item>
                <text:p text:style-name="P34">Множество последовательных пробелов заменяется на единственный</text:p>
              </text:list-item>
              <text:list-item>
                <text:p text:style-name="P34">Удаляются пробелы перед знаками пунктуации</text:p>
              </text:list-item>
              <text:list-item>
                <text:p text:style-name="P34">Тире между цифрами заменяется на цифровое тире</text:p>
              </text:list-item>
              <text:list-item>
                <text:p text:style-name="P34">Тире между словами заменяется на среднее тире</text:p>
              </text:list-item>
              <text:list-item>
                <text:p text:style-name="P34">Пробелы после открывания скобок или кавычек удаляются</text:p>
              </text:list-item>
              <text:list-item>
                <text:p text:style-name="P34">Пробел между фамилией и последующими инициалами заменяется на неразрывный</text:p>
              </text:list-item>
              <text:list-item>
                <text:p text:style-name="P34">Пробел между инициалами и последующей фамилией заменяется на неразрывный</text:p>
              </text:list-item>
              <text:list-item>
                <text:p text:style-name="P34">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34">Пробел между с. 7 и т. 7 заменяется на неразрывный</text:p>
              </text:list-item>
              <text:list-item>
                <text:p text:style-name="P34">Пробел между серия 7, часть 7, том 7 заменяется на неразрывный</text:p>
              </text:list-item>
              <text:list-item>
                <text:p text:style-name="P34">Пробел между 1917 г. Заменяется на неразрывный, а при отсутсвии вставляется</text:p>
                <text:p text:style-name="P35">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936759735" text:style-name="L2">
              <text:list-item>
                <text:p text:style-name="P36"><text:span text:style-name="T5">П</text:span>олужирного</text:p>
              </text:list-item>
              <text:list-item>
                <text:p text:style-name="P36"><text:span text:style-name="T5">К</text:span>урсива</text:p>
              </text:list-item>
              <text:list-item>
                <text:p text:style-name="P36"><text:span text:style-name="T5">П</text:span>одчеркивания</text:p>
              </text:list-item>
              <text:list-item>
                <text:p text:style-name="P36"><text:span text:style-name="T5">З</text:span>ачеркивания</text:p>
              </text:list-item>
              <text:list-item>
                <text:p text:style-name="P36"><text:span text:style-name="T5">В</text:span>ерхн<text:span text:style-name="T5">ий</text:span> индекс</text:p>
              </text:list-item>
              <text:list-item>
                <text:p text:style-name="P36"><text:soft-page-break/><text:span text:style-name="T5">Н</text:span>ижн<text:span text:style-name="T5">ий</text:span> индекс</text:p>
              </text:list-item>
              <text:list-item>
                <text:p text:style-name="P36"><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2"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 svg:font-family="'PT Serif'" style:font-family-generic="roman" style:font-pitch="variable"/>
    <style:font-face style:name="Liberation Sans" svg:font-family="'Liberation Sans'" style:font-family-generic="swiss" style:font-pitch="variable"/>
    <style:font-face style:name="PT Serif1"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1"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1"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1"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creation-date>2017-02-27T12:20:56.477198793</meta:creation-date>
    <meta:editing-duration>P3DT7H23M6S</meta:editing-duration>
    <meta:editing-cycles>938</meta:editing-cycles>
    <meta:generator>LibreOffice/6.3.4.2$Linux_X86_64 LibreOffice_project/60da17e045e08f1793c57c00ba83cdfce946d0aa</meta:generator>
    <dc:date>2020-03-13T10:00:36.095099797</dc:date>
    <meta:document-statistic meta:table-count="4" meta:image-count="0" meta:object-count="0" meta:page-count="5" meta:paragraph-count="112" meta:word-count="681" meta:character-count="532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markP1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workaroundForDiacriticKerningBug
	    AskAndReplace("([:print:][\u0300-\u036F])","$1")
End Sub

Sub executeCitationCorrection
	StartTracking
	    AskAndReplace("(?&lt;=[:alpha:])&lt;(?=…&gt;)"," &lt;")
	    AskAndReplace("(?&lt;=&lt;…)&gt;(?=[:alpha:])","&gt; ")
	    AskAndReplace("(?&lt;=[:alpha:])–(?=[:alpha:])"," – ")
	StopTracking
End Sub


Sub executeRemoveConsequentSpaces
	StartTracking
	    AskAndReplace("(?&lt;=[:space:])[:space:]+","")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description As String
 	Dim searchPattern As String
 	searchPattern = ""
 	description = "Вы уверены, что хотите заменить белый фон на прозрачный в текущем документе?"
 	If NOT confirm(description) Then
 		Exit Sub
 	EndIf
	Dim statusIndicator as Object
	statusIndicator = ThisComponent.getCurrentController.statusIndicator
	statusIndicator.Start("Замена белого фона на прозрачный начата",100)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setAttributesBySearchPattern(searchPattern,ReplAttributes,SrchAttributes)
	statusIndicator.end()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ialogs.xml><?xml version="1.0" encoding="utf-8"?>
<!DOCTYPE module  PUBLIC '-//OpenOffice.org//DTD OfficeDocument 1.0//EN'  'module.dtd'>
<script:module xmlns:script="http://openoffice.org/2000/script" script:name="Dialogs" script:language="StarBasic" script:moduleType="normal">REM  *****  BASIC  *****
Sub test
	If NOT confirm("Вы уверены, что хотите запустить макрос?") Then
		Exit Sub
	EndIf

End Sub

Function confirm(description)
	If MsgBox (description, 4) =6 Then
		confirm = true
	Else
		confirm = false
	EndIf
	
End Function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markHyph1
End sub
Sub convertHyphInDoc()
	Dim statusIndicator as Object
	statusIndicator = ThisComponent.getCurrentController.StatusIndicator
	statusIndicator.Start("Конвертация переносов, подождите",10)
	AcceptAllTrackedChanges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MsgBox "Конвертация переносов успешно завершена."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autoHyphens() As Object
	Dim autoBreaks() As Object
	Dim lineNumbers() As Integer
	Dim charNum as Integer
	Dim	lineLength As Integer
	Dim i As Integer
	'No hyphenation needed
	If para.ParaIsHyphenation = false Then
		Exit Sub
	EndIf
	vCurs = ThisComponent.currentController.getViewCursor()
	vCurs.goToRange(para.Anchor,false)
	tCurs = vCurs.Text.createTextCursorByRange(vCurs)
	tCurs.goToStartOfParagraph(false)
	vCurs.goToRange(tCurs,false)
	i = 0
	Do While NOT tCurs.isEndOfParagraph() OR NOT tCurs.isStartOfParagraph()
		vCurs.gotoEndOfLine(true)
		lineLength = Len(vCurs.String)
		vCurs.collapseToEnd()
		i = i + 1
		tCurs.goToRange(vCurs.End,false)
		If (tCurs.isEndOfParagraph()) Then
			Exit Do
		EndIf
		lastChar = getPrevChar(tCurs)
		nextChar = getNextChar(tCurs)
		
		If Len(nextChar) &gt; 0 Then
			charNum = Asc(nextChar)
			If charNum &gt; 767 AND charNum &lt; 880 THen
				tCurs.goRight(1,false)
				lastChar = getPrevChar(tCurs)
				nextChar = getNextChar(tCurs)
			EndIf
		EndIf

		If needHyphen(lastChar,nextChar,lineLength) Then
			addToArray(autoHyphens(),tCurs.Text.createTextCursorByRange(tCurs))
			addToArray(lineNumbers(),i)
			'replaceHyphen(tCurs,vCurs)
		ElseIf needLineBreak(lastChar,newChar) Then
			addToArray(autoBreaks(),tCurs.Text.createTextCursorByRange(tCurs))
		EndIf
		tCurs.goRight(1,false)
		vCurs.goToRange(tCurs,false)
	Loop
	If  Ubound(autoBreaks) &lt;&gt; -1 Then
		For i = 0 To (Ubound(autoBreaks))
			insertBreak(autoBreaks(i))
		Next i
	EndIf
	para.ParaIsHyphenation = false
	If  Ubound(autoHyphens) &lt;&gt; -1 Then

		For i = 0 To (Ubound(autoHyphens))
			replaceHyphen(autoHyphens(i),lineNumbers(i))
		Next i
	EndIf

End Sub

Sub	insertBreak(tCursor As Object)
	'U+200B Zero length space
	tCursor.String = "​"
End Sub

Function getPrevChar(tCurs As Object)
	tCurs.goLeft(1,true)
	getPrevChar = tCurs.getString()
	tCurs.goRight(1,false)
End Function

Function getNextChar(tCurs As Object)
	tCurs.goRight(1,true)
	getNextChar = tCurs.getString()
	tCurs.goLeft(1,false)
End Function
Sub replaceHyphen(tCurs As Object,lineNumber As Integer)
	Dim curLineNum As Integer
	Dim vCurs As Object
	Dim tLine As Object
	vCurs = ThisComponent.currentController.getViewCursor()
	
	'insert soft hyphen character U+00AD
	tCurs.Text.insertControlCharacter(tCurs.End,com.sun.star.text.ControlCharacter.SOFT_HYPHEN,true)
	vCurs.goToRange(tCurs.End,false)
	If vCurs.isAtEndOfLine() = false AND vCurs.isAtStartOfLine() = false Then
		curLineNum = getParaLineNumber(vCurs)
		If curLineNum &gt; lineNumber Then
			compressLine(tCurs)
		Else
			stretchLine(tCurs)	
		EndIf
	EndIf
	If vCurs.isAtEndOfLine() = false AND vCurs.isAtStartOfLine() = false Then
		MsgBox "Конвертация переносов не выполнена. Алгоритм нуждается в доработке. Обратитесь к разработчику."
		Stop
	EndIf
End Sub

Sub compressLine(tCurs As Object)
	Dim vCurs As Object
	Dim tLine As Object
	Dim kerning As Integer
	Dim lineLength As Integer
	Dim portions As Integer
	Dim portionSize As Integer
	Dim textPortions() As Object
	Dim startPosition As Object
	Dim tPortion As Object
	portions = 4
	vCurs = ThisComponent.currentController.getViewCursor()
	vCurs.goToRange(tCurs,false)
	vCurs.goToStartOfLine(true)
	vCurs.goLeft(1,true)
	vCurs.goToStartOfLine(true)
	tLine = vCurs.Text.createTextCursorByRange(vCurs)
	lineLength = Len(tLine.String)
	startPosition = tLine.End
	If lineLength &gt;= 20 Then
	  portionSize = lineLength/portions
	  For i = 0 To portions - 2
	    tPortion = vCurs.Text.createTextCursorByRange(startPosition)
	    tPortion.goLeft(portionSize,true)
  	    addToArray(textPortions(),tPortion)
  	    startPosition = tPortion.End
  	  Next i
  	   tPortion = vCurs.Text.createTextCursorByRange(startPosition)
  	   tPortion.goToRange(tLine.Start,true)
  	   addToArray(textPortions(),tPortion)
	EndIf
	
	vCurs.goToRange(tCurs,false)
	kerning = 10
	tLine.CharKerning = kerning
	If lineLength &gt; 8 Then
      Do While vCurs.isAtEndOfLine() = false AND vCurs.isAtStartOfLine() = false
	  	kerning = kerning - 1 
	  	For i = (Lbound(textPortions)) To (Ubound(textPortions))
			textPortions(i).CharKerning = kerning
		    vCurs.goToRange(tCurs,false)
		    If vCurs.isAtEndOfLine() = true OR vCurs.isAtStartOfLine() = true Then
		      Exit Do
	        EndIf
		Next i
	    If kerning &lt; -15 Then
		  Exit Do
	    EndIf
	  Loop
	Else
	  Do While vCurs.isAtEndOfLine() = false AND vCurs.isAtStartOfLine() = false
	  	kerning = kerning - 1 
		tLine.CharKerning = kerning
	    vCurs.goToRange(tCurs,false)
	    If kerning &lt; -15 Then
		  Exit Do
	    EndIf
	  Loop
	EndIf

End Sub

Sub stretchLine(tCurs As Object)
	Dim vCurs As Object
	Dim tLine As Object
	Dim kerning As Integer
	vCurs = ThisComponent.currentController.getViewCursor()
	vCurs.goToRange(tCurs,false)
	vCurs.goToStartOfLine(true)
	tLine = vCurs.Text.createTextCursorByRange(vCurs)
	vCurs.goToRange(tCurs,false)
	kerning = -10
	tLine.CharKerning = kerning
	Do While vCurs.isAtEndOfLine() = false AND vCurs.isAtStartOfLine() = false
		kerning = kerning + 1 
		tLine.CharKerning = kerning
		vCurs.goToRange(tCurs,false)
		If tLine.CharKerning &gt; 15 Then
			Exit Do
		EndIf
	Loop

End Sub

Function getParaLineNumber(vCursor As Object)
	Dim lineNumber As Integer
	Dim oSavePosition As Object
	Dim tCursor As Object
	oSavePosition = vCursor.Text.createTextCursorByRange(vCursor)
	tCursor = vCursor.Text.createTextCursorByRange(vCursor)
	lineNumber = 1
	vCursor.gotoStartOfLine(false)
	tCursor.gotoRange(vCursor,false)
	Do While NOT tCursor.isStartOfParagraph()
		vCursor.goLeft(1,false)
		vCursor.gotoStartOfLine(false)
		tCursor.gotoRange(vCursor,false)
		lineNumber = lineNumber + 1
	Loop
	vCursor.goToRange(oSavePosition,false)
	getParaLineNumber = lineNumber
End Function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s String, after As String,lineLength As Integer)
Dim charNumBefore as Integer
Dim charNumAfter as Integer
	needHyphen = true
	If lineLength &lt; 2 Then
		needHyphen = false
	EndIf
	'MsgBox Asc(newChar)
	'Both are numbers
	If Len(before) &gt; 0 Then
		charNumBefore = Asc(before)
		If charNumBefore &gt; 47 AND charNumBefore &lt; 58 Then
			If Len(after) &gt; 0 Then
				charNumAfter = Asc(after)
				If charNumAfter &gt; 47 AND charNumAfter &lt; 58 Then
					needHyphen = false
				EndIf
			EndIf
		EndIf
	EndIf

		Select Case before
		Case " "
			needHyphen = false
		'U+002D Hyphen minus
		Case "-"
			needHyphen = false
		'U+2010  Hyphen
		Case "‐"
			needHyphen = false
		Case "­"
			needHyphen = false
		'U+2014 Em dash
		Case "—"
			needHyphen = false
		'U+2013 En dash
		Case "–"
			needHyphen = false
		'U+2012 Figure Dash 
		Case "‒"
			needHyphen = false
		Case "…"
			needHyphen = false
		Case "/"
			needHyphen = false
	End Select
	Select Case after
		Case " "
			needHyphen = false
		Case "-"
			needHyphen = false
		Case "­"
			needHyphen = false
		'newline U+000A
		Case Chr(10)
			needHyphen = false
	End Select
End Function


sub AcceptAllTrackedChanges
rem ----------------------------------------------------------------------
rem define variables
dim document   as object
dim dispatcher as object
rem ----------------------------------------------------------------------
rem get access to the document
document   = ThisComponent.CurrentController.Frame
dispatcher = createUnoService("com.sun.star.frame.DispatchHelper")

rem ----------------------------------------------------------------------
dispatcher.executeDispatch(document, ".uno:AcceptAllTrackedChanges", "", 0, Array())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3
  oToolbarItem = CreateSimpleToolbarItem( sCmdID, sCmdLable )
  oTBSettings.insertByIndex( nCount, oToolbarItem )
  
  sCmdID   = "vnd.sun.star.script:Publishing.Bookmarks.setFootnotesNumbering?language=Basic&amp;location=application"
  sCmdLable = "№сносокРуч"
  nCount = 4
  oToolbarItem = CreateSimpleToolbarItem( sCmdID, sCmdLable )
  oTBSettings.insertByIndex( nCount, oToolbarItem )
  sCmdID   = "vnd.sun.star.script:Publishing.Bookmarks.disableFootnotesNumbering?language=Basic&amp;location=application"
  sCmdLable = "№сносокАвт"
  nCount = 5
  oToolbarItem = CreateSimpleToolbarItem( sCmdID, sCmdLable )
  oTBSettings.insertByIndex( nCount, oToolbarItem )
  
  sCmdID   = "vnd.sun.star.script:Publishing.Bookmarks.makeOutlineLinks?language=Basic&amp;location=application"
  sCmdLable = "СсылОглавл"
  nCount = 6
  oToolbarItem = CreateSimpleToolbarItem( sCmdID, sCmdLable )
  oTBSettings.insertByIndex( nCount, oToolbarItem )
  
  sCmdID   = "vnd.sun.star.script:Publishing.Documents.setDimensions?language=Basic&amp;location=application"
  sCmdLable = "⍁"
  nCount = 7
  oToolbarItem = CreateSimpleToolbarItem( sCmdID, sCmdLable )
  oTBSettings.insertByIndex( nCount, oToolbarItem )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8
  oToolbarItem = CreateSimpleToolbarItem( sCmdID, sCmdLable )
  oTBSettings.insertByIndex( nCount, oToolbarItem )

  sCmdID   = "vnd.sun.star.script:Publishing.pageHelpers.undoPageAlbum?language=Basic&amp;location=application"
  sCmdLable = "Не Альбом"
  nCount = 9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WhiteBackground?language=Basic&amp;location=application"
  sCmdLable = "Фон"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sCmdID   = "vnd.sun.star.script:Publishing.replaceFonts.TNRArabic2Scheherezade?language=Basic&amp;location=application"
  sCmdLable = "Арабский"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PQ As String
Dim imagesRelativePath As String 
Dim allImagesRelativePath As String 
Dim path As String
Dim sectionName As String

Sub makeUpIssue
    turnOffTracking
	Dim description As String
	description = "Вы уверены, что хотите запустить сборку выпуска ?"
	If NOT confirm(description) Then
		Exit Sub
	EndIf
	
	EIFN = "ЭиФН"
	PHA = "ФА"
	PQ = "ВФ"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If NOT IsEmpty(oTextCursor.NumberingRules) Then
				noNumbering
			EndIf
			setArticlePageStyles(i)
			setAritclePageHeaders(i)
			page = oViewCursor.getPage()
			InsertArticle(FilePath)
            turnOffTracking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lt;&gt; PQ Then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ub noNumbering
	rem ----------------------------------------------------------------------
	rem define variables
	dim document   as object
	dim dispatcher as object
	rem ----------------------------------------------------------------------
	rem get access to the document
	document   = ThisComponent.CurrentController.Frame
	dispatcher = createUnoService("com.sun.star.frame.DispatchHelper")
	
	rem ----------------------------------------------------------------------
	dim args1(0) as new com.sun.star.beans.PropertyValue
	Wait 500
	dispatcher.executeDispatch(document, ".uno:RemoveBullets", "", 0, args1())
	Wait 500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As Object 'Text cursor
	Dim oViewCurInitPosition As Object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oViewCurInitPosition = oViewcursor.Text.createTextCursorByRange(o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If one of textRanges is Footnote or Endnote we can't select them so it is better to exit now
	If oTextCursor.Text.supportsService("com.sun.star.text.Endnote") OR oTextCursor.Text.supportsService("com.sun.star.text.Footnote") Or oTextCursor.Text.supportsService("com.sun.star.text.CellProperties") Then
		shrinkPageContent = false
		oViewCursor.gotoRange(oViewCurInitPosition,false)
		Exit Sub	
	EndIf
	If oSaveEndSelection.Text.supportsService("com.sun.star.text.Endnote") OR oSaveEndSelection.Text.supportsService("com.sun.star.text.Footnote") Or oTextCursor.Text.supportsService("com.sun.star.text.CellProperties") Then
		shrinkPageContent = false
		oViewCursor.gotoRange(oViewCurInitPosition,false)
		Exit Sub
	EndIf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findBestAnchor()
	If checkPageSettings(curPageStyleName) Then
		MsgBox "Проверьте размеры колонтитулов и перезапустите макрос"
		Exit Sub
	EndIf
	rotatePageClockwise(curPageStyleName)	
	'saveAndreload()
End Sub

Sub findBestAnchor()
	'Globalscope.BasicLibraries.LoadLibrary( "MRILib" )
	Dim curPageStyleName As String
	Dim oViewCursor As Object
	Dim oTextCursor As Object
	curPageStyleName = getCurPageStyleName()
	oViewCursor = ThisComponent.CurrentController.getViewCursor()
	oViewCursor.jumpToStartOfPage()
	oTextCursor = oViewCursor.Text.createTextCursorByRange(oViewCursor.End)
	If NOT oTextCursor.isStartOfParagraph Then
		oTextCursor.goToNextParagraph(false)
		oViewCursor.goToRange(oTextCursor,false)
	EndIf
	If	curPageStyleName = getCurPageStyleName() Then
		Exit Sub
	EndIf
	MsgBox "Произошла ошибка. Обратитесь к разработчику."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2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enum1 As Object
	Dim enum1Element As Object
	Dim curPage As String
	Dim curStyleName As String
	Dim pageName As String
	Dim oViewCursor As Object
	Dim anchor As Object
	Dim oSavePosition As Object
	oViewCursor = ThisComponent.CurrentController.getViewCursor()
	oSavePosition = oViewCursor.Text.createTextCursorByRange(oViewCursor)	
	enum1 = ThisComponent.Text.createEnumeration() 
	While enum1.hasMoreElements
		enum1Element = enum1.nextElement
		If enum1Element.supportsService("com.sun.star.text.Paragraph") OR enum1Element.supportsService("com.sun.star.text.TextTable") Then
			If NOT IsMissing(enum1Element.PageDescName) AND NOT IsNull(enum1Element.PageDescName) Then
				pageName = CStr(enum1Element.PageDescName)
				If  pageStyleName = pageName Then
					anchor = enum1Element.getAnchor()
					oViewCursor.gotoRange(anchor,false)
					findFirstPageWithStyle = oViewCursor.getPage()
					oViewCursor.goToRange(oSavePosition, false)
					Exit Function
				EndIf
			
			EndIf
		EndIf
	Wend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pageNum = getPageNumber(enum1Element.Start)
						lastPages(articleNum) = CInt(pageNum) - 1
						articleNum = curNum						
					EndIf
				EndIf
			EndIf
			
		EndIf
		'TODO:
		'OR enum1Element.supportsService("com.sun.star.text.TextTable")
	Wend 
	For i = LBound(lastPages) to UBound(lastPages)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Dim newFontName As String
	newFontName = "IPH Astra Serif"
	statusIndicator = ThisComponent.getCurrentController.StatusIndicator
	statusIndicator.Start("Замена шрифтов начата, подождите",10)
	Univ2IPH()
	statusIndicator.setValue(20)
	goth2IPH()
	statusIndicator.setValue(25)
	TNRArabic2Scheherezade()
	statusIndicator.setValue(45)
	'Replace Times New Roman to IPH Serif in styles
	replaceFontNameInStyles( "Times New Roman", newFontName)
	replaceFontNameInDirectFormat( "Times New Roman", newFontName)
	statusIndicator.setValue(50)
	replaceFontNameInStyles( "Liberation Serif", newFontName)
	replaceFontNameInDirectFormat( "Liberation Serif", newFontName)
	statusIndicator.setValue(60)	
	replaceFontNameInStyles( "ArabicD", newFontName)
	replaceFontNameInDirectFormat( "ArabicD", newFontName)
	statusIndicator.setValue(70)	
	'Replace Arial to IPH Sans in styles
	replaceFontNameInStyles( "Arial","IPH Lib Sans")
	replaceFontNameInDirectFormat( "Arial","IPH Lib Sans")
	statusIndicator.setValue(8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newFontName As String
	newFontName = "IPH Astra Serif"
	Dim SrchAttributes(0) as new com.sun.star.beans.PropertyValue
	Dim ReplAttributes(0) as new com.sun.star.beans.PropertyValue
	SrchAttributes(0).Name = "CharFontName"
	SrchAttributes(0).Value = "WL LatinAllIn1Goth"
	ReplAttributes(0).Name = "CharFontName"
	ReplAttributes(0).Value = newFontName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newFontName
	SearchString = "\uF0F1"
	oReplaceString = "́"
	ReplaceFormatting(SearchString,oReplaceString,SrchAttributes,ReplAttributes, false)
	ReplaceFormatting(SearchString,oReplaceString,SrchAttributes,ReplAttributes, true)
	
	substituteCharNameInStyles( "WL LatinAllIn1Goth", newFontName)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turnOffTracking
	document   = ThisComponent.CurrentController.Frame
	dispatcher = createUnoService("com.sun.star.frame.DispatchHelper")
	Dim args(0) as new com.sun.star.beans.PropertyValue
	args(0).Name = "TrackChanges"
	args(0).Value = false
	dispatcher.executeDispatch(document, ".uno:TrackChanges", "", 0, args())
	
End Sub


Sub searchAndReplaceDiffFonts(badSymbol As String,firstPart  As String,secondPart  As String)
	Dim oSearch
	Dim oTextCursor As Object 
	Dim oViewCursor As Object
	Dim lineIndent

	turnOffTracking
	oViewCursor = thisComponent.getCurrentController.getViewCursor
	oViewCursor.jumpToFirstPage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Sub TNRArabic2Scheherezade
	Dim statusIndicator as Object
	statusIndicator = ThisComponent.getCurrentController.StatusIndicator
	statusIndicator.Start("Замена шрифтов начата, подождите",20)

	Dim newFontName as String  
	Dim oldFontName As String 
	Dim searchPattern As String
	oldFontName = "Times New Roman"
	newFontName = "Scheherazade"
	searchPattern = "[\u0600-\u06FF]+"
	replaceComplexFontNameInStyles(oldFontName,newFontName)
	statusIndicator.setValue(90)
	changeFontForChars(oldFontName, newFontName, searchPattern)
	statusIndicator.end()
end Sub

Sub changeFontForChars(oldFontName, newFontName, searchPattern)
	Dim SrchAttributes(0) as new com.sun.star.beans.PropertyValue
	SrchAttributes(0).Name = "CharFontName"
	SrchAttributes(0).Value = oldFontName
	Dim ReplAttributes(1) as new com.sun.star.beans.PropertyValue
	ReplAttributes(0).Name = "CharFontName"
	ReplAttributes(0).Value = newFontName
	ReplAttributes(1).Name = "CharFontNameComplex"
	ReplAttributes(1).Value = newFontName
	setAttributesBySearchPattern(searchPattern,ReplAttributes,SrchAttributes)
	setAttributesBySearchPattern(searchPattern,ReplAttributes,SrchAttributes)
End Sub


Sub unicodeSymbolsConversion
	Dim newFontName As String
	newFontName = "IPH Astra Serif"
	Dim RAtts(2) as new com.sun.star.beans.PropertyValue
	RAtts(0).Name = "CharFontName"
	RAtts(1).Name = "CharFontNameComplex"
	RAtts(2).Name = "CharFontNameAsian"

	'Basic Astra
	RAtts(0).Value = newFontName
	RAtts(1).Value = newFontName
	RAtts(2).Value = newFontName
	'Cyrillic unicode block range \u0400-\u04FF
	'Basic Latin \u0020-\u007E
	'Combining diacritical marks 0301 0304 0323 032e 0331 035f
	'General Punctuation \u2000-\u206f
	unicodeConversionEverywhere("[\u0400-\u04FF,\u0020-\u007E,\u2000-\u206f,\u0301,\u0304,\u0323,\u032e,\u0331,\u035f]+",RAtts)
	
	'Arabic Scheherazade
	newFontName = "Scheherazade"
	RAtts(0).Value = newFontName
	RAtts(1).Value = newFontName
	RAtts(2).Value = newFontName
	unicodeConversionEverywhere("[\u0600-\u06FF]+",RAtts)

	'Greek Tinos
	newFontName = "Tinos"
	RAtts(0).Value = newFontName
	RAtts(1).Value = newFontName
	RAtts(2).Value = newFontName
	'Greek and Coptic
	unicodeConversionEverywhere("[\u0370-\u03FF]+",RAtts)
	'DejaVu Sans Mathematical operators
	newFontName = "DejaVu Sans"
	RAtts(0).Value = newFontName
	RAtts(1).Value = newFontName
	RAtts(2).Value = newFontName
	'\u2200-\u22FF Mathematical operators
	unicodeConversionEverywhere("[\u2200-\u22FF]+",RAtts)
	
End Sub

Sub unicodeConversionEverywhere(searchPattern,rAtts)
	'in text
	setAttributesBySearchPattern(searchPattern,RAtts)

End Sub



Sub setAttributesBySearchPattern(searchPattern As String,ReplAttributes, Optional SrchAttributes)
	turnOffTracking
	dim stringValue1 As String
	dim stringValue2 As String
	Dim oSearch
	Dim oTextCursor As Object 
	Dim oViewCursor As Object
	Dim lineIndent
	Dim replace As Boolean
	dispatcher = createUnoService("com.sun.star.frame.DispatchHelper")
	oSearch = ThisComponent.createSearchDescriptor()
	oSearch.SearchString = searchPattern
	oSearch.SearchRegularExpression=True
    oSearch.SearchAll = True
    If Not IsMissing (SrchAttributes) Then 
	    If Not IsEmpty(SrchAttributes(0).Value) Then
			oSearch.searchStyles = true
			oSearch.SetSearchAttributes(SrchAttributes())
	    End If
    EndIf
	oFound = ThisComponent.findFirst(oSearch)
	Do While Not IsNull(oFound)
	 replace = true
		If Not IsMissing(SrchAttributes) Then
			For j = LBound(SrchAttributes) To Ubound(SrchAttributes)
				If oFound.getPropertySetInfo.hasPropertyByName(SrchAttributes(j).Name) Then
					stringValue1 = "" &amp; oFound.getPropertyValue(SrchAttributes(j).Name)
					stringValue2 = "" &amp;  SrchAttributes(j).Value
					If stringValue1 &lt;&gt; stringValue2 Then
						replace = replace AND False
					EndIf
				Else
					replace = replace AND False
				EndIf
			Next j
		EndIf
		If replace then
			For i = LBound(ReplAttributes) To Ubound(ReplAttributes)
		  		If oFound.getPropertySetInfo.hasPropertyByName(ReplAttributes(i).Name) Then
					oFound.SetPropertyValue(ReplAttributes(i).Name,ReplAttributes(i).Value)
				EndIf
			Next i
		EndIf	  
		oFound = ThisComponent.findNext(oFound.End, oSearch)
	Loop

End Sub

Sub replaceComplex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Complex") Then
	      fontName = oStyle.getPropertyValue("CharFontNameComplex")
	      oPositionOfMatch = InStr(fontName, oldFontStart)
	      If oPositionOfMatch = 1 Then
	        oStyle.CharFontNameComplex = newFontName
	      EndIf
	    EndIf
	  Next
	Next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Dialogs"/>
  <library:element library:name="cursorHelpers"/>
  <library:element library:name="replaceFonts"/>
  <library:element library:name="makeUpToolbar"/>
  <library:element library:name="Documents"/>
  <library:element library:name="Bookmarks"/>
  <library:element library:name="Hyphenations"/>
</library:library>
</file>

<file path=Basic/Publishing/unusedStyles.xml><?xml version="1.0" encoding="utf-8"?>
<!DOCTYPE module  PUBLIC '-//OpenOffice.org//DTD OfficeDocument 1.0//EN'  'module.dtd'>
<script:module xmlns:script="http://openoffice.org/2000/script" script:name="unusedStyles" script:language="StarBasic">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